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ING JAVASERVER FACES</text:p>
      <text:p text:style-name="P1"/>
      <text:p text:style-name="P3">EXPRESION LANGUAGE INMEDIATA Y DIFERIDA</text:p>
      <text:p text:style-name="P3"/>
      <text:p text:style-name="P2">Expresion Language evalua las expresiones como inmediatas o diferidas.</text:p>
      <text:p text:style-name="P2"/>
      <text:p text:style-name="P3">Evaluacion Inmediata: <text:span text:style-name="T1">La evaluacion inmediata devuelve el resultado tan pronto como la pagina se procesa por primera vez. Estas expresiones llevan la notacion </text:span>${ } <text:span text:style-name="T1">Este tipos de expresiones de valor de solo lectura y solo pueden estar presentes en etiquetas que aceptan expresiones en tiempo de ejecucion. Por lo general se utilizan para operaciones aritmeticas y lógicas en paginas JSP.</text:span></text:p>
      <text:p text:style-name="P3"><text:span text:style-name="T1"/></text:p>
      <text:p text:style-name="P3">Evaluacion Diferida: <text:span text:style-name="T1">Esta expresion puede devolver el resultado en diferentes fases del ciclo de vida de una pagina en la tecnologia que usando la expresion. JSF puede evaluar la expresion en las diferentes fases del ciclo de vida (por ejemplo, durante la fase de renderizado y postback) este tipo de expresiones pueden ser expresiones de valor y metodo y estan marcadas por la notacion </text:span>#{ }</text:p>
      <text:p text:style-name="P3"/>
      <text:p text:style-name="P3">Expresiones de Valor</text:p>
      <text:p text:style-name="P3"/>
      <text:p text:style-name="P2">Estas expresiones se refieren a ls objetos y sus propiedades y atributos. Estas expresiones se utilizan para evaluar resultados o establecer propiedades de beans en tiempo de ejecucion. A traves de las expresiones de valor se puede acceder facilmente a los componentes de JavaBeans, collections y tipos enumerados de Java SE. </text:p>
      <text:p text:style-name="P2"/>
      <text:p text:style-name="P3">NOTA: <text:span text:style-name="T1">Las expresiones de valor que pueden leer datos pero no pueden escribir se conocn como </text:span>rvalue <text:span text:style-name="T1">(las expresiones </text:span>${ } <text:span text:style-name="T1">siempre son rvalue), mientras que las que pueden leer y escribir datos se conocen como </text:span>lvalues <text:span text:style-name="T1">(las expresiones </text:span>#{ } <text:span text:style-name="T1">pueden ser rvalue y/o l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2-20T16:20:38.48</meta:creation-date>
    <meta:document-statistic meta:table-count="0" meta:image-count="0" meta:object-count="0" meta:page-count="1" meta:paragraph-count="8" meta:word-count="244" meta:character-count="1526"/>
    <dc:date>2018-02-20T17:12:26.82</dc:date>
    <dc:creator>cv </dc:creator>
    <meta:editing-duration>PT6M14S</meta:editing-duration>
    <meta:editing-cycles>1</meta:editing-cycles>
    <meta:generator>OpenOffice/4.1.4$Win32 OpenOffice.org_project/414m5$Build-9788</meta:generator>
  </office:meta>
</office:document-meta>
</file>